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lockopia" svg:font-family="Clockop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6666" draw:marker-start-width="0.321cm" draw:marker-end-width="0.321cm" draw:fill-color="#009999" draw:textarea-horizontal-align="justify" draw:textarea-vertical-align="middle" draw:auto-grow-height="false" fo:min-height="2.92cm" fo:min-width="2.67cm" fo:padding-top="0.165cm" fo:padding-bottom="0.165cm" fo:padding-left="0.29cm" fo:padding-right="0.29cm" draw:shadow="visible"/>
    </style:style>
    <style:style style:name="gr2" style:family="graphic" style:parent-style-name="standard">
      <style:graphic-properties svg:stroke-width="0.212cm" svg:stroke-color="#ff420e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  <style:text-properties fo:color="#ffffff" style:font-name="Clockopia" fo:font-weight="bold" style:font-weight-asian="bold" style:font-weight-complex="bold"/>
    </style:style>
    <style:style style:name="P2" style:family="paragraph">
      <loext:graphic-properties draw:fill-color="#009999"/>
      <style:paragraph-properties fo:text-align="center"/>
      <style:text-properties fo:color="#ffffff" style:font-name="Clockopia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ffff" style:font-name="Clockopi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6cm" svg:height="3.6cm" svg:x="1.8cm" svg:y="4cm">
            <text:p text:style-name="P1"><text:span text:style-name="T1">D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5.4cm" svg:y1="5.9cm" svg:x2="9cm" svg:y2="5.9cm">
            <text:p/>
          </draw:line>
          <draw:custom-shape draw:style-name="gr1" draw:text-style-name="P2" draw:layer="layout" svg:width="3.6cm" svg:height="3.6cm" svg:x="9cm" svg:y="4.1cm">
            <text:p text:style-name="P1"><text:span text:style-name="T1">D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lockopia" svg:font-family="Clockop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7:01:42.732122714</meta:creation-date>
    <dc:date>2017-06-26T07:10:40.010046761</dc:date>
    <meta:editing-duration>PT2M40S</meta:editing-duration>
    <meta:editing-cycles>1</meta:editing-cycles>
    <meta:document-statistic meta:object-count="4"/>
    <meta:generator>LibreOffice/5.2.4.2.0$Linux_X86_64 LibreOffice_project/20m0$Build-2</meta:generator>
  </office:meta>
</office:document-meta>
</file>